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weight="bold" style:font-weight-asian="bold" style:font-weight-complex="bold"/>
    </style:style>
    <style:style style:name="P2" style:family="paragraph" style:parent-style-name="Text_20_body_20_indent_20_Organon" style:list-style-name="L1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8">
        <text:h text:style-name="Heading_20_4" text:outline-level="4"><text:bookmark-start text:name="__RefHeading___Toc7234_1464965999"/>Translations<text:bookmark-end text:name="__RefHeading___Toc7234_1464965999"/></text:h>
        <text:p text:style-name="Text_20_body"/>
        <text:p text:style-name="Text_20_body_20_indent_20_Organon">Enables the user to create his own translation of Organon.</text:p>
        <text:p text:style-name="Text_20_body_20_indent_20_Organon"/>
        <text:p text:style-name="P1"><text:bookmark-start text:name="__RefHeading___Toc7236_1464965999"/>Left Side:<text:bookmark-end text:name="__RefHeading___Toc7236_1464965999"/></text:p>
        <text:p text:style-name="Text_20_body_20_indent_20_Organon">The more left sided text is the reference, below is the translation. A colored translation box and “*******” are showing an untranslated entry.</text:p>
        <text:p text:style-name="Text_20_body_20_indent_20_Organon"/>
        <text:p text:style-name="P1"><text:bookmark-start text:name="__RefHeading___Toc7238_1464965999"/>Right Side:<text:bookmark-end text:name="__RefHeading___Toc7238_1464965999"/></text:p>
        <text:list xml:id="list8771534365769676561" text:style-name="L1">
          <text:list-item>
            <text:p text:style-name="P2">Reference: </text:p>
            <text:p text:style-name="P2">Choose the language reference file, you want to translate from (english or german)</text:p>
          </text:list-item>
          <text:list-item>
            <text:p text:style-name="P2">Load Organon Language File:</text:p>
            <text:p text:style-name="P2">You might start with a language file distributed with Organon</text:p>
          </text:list-item>
          <text:list-item>
            <text:p text:style-name="P2">Load User File:</text:p>
            <text:p text:style-name="P2">When a translation has been saved already, load it with this button into the tool.</text:p>
          </text:list-item>
          <text:list-item>
            <text:p text:style-name="P2">Save Translation:</text:p>
            <text:p text:style-name="P2">For saving the translation in any state.</text:p>
          </text:list-item>
          <text:list-item>
            <text:p text:style-name="P2">Path to Organon Language Files:</text:p>
            <text:p text:style-name="P2">This is the path where the language file has to be saved, when it should be loaded automatically. It has to have the form: “lang_&lt;Country Code&gt;.py” Country Codes can be found at:</text:p>
            <text:p text:style-name="P2"><text:a xlink:type="simple" xlink:href="https://en.wikipedia.org/wiki/List_of_ISO_639-1_codes" text:style-name="Internet_20_link" text:visited-style-name="Visited_20_Internet_20_Link">https://en.wikipedia.org/wiki/List_of_ISO_639-1_codes</text:a></text:p>
            <text:p text:style-name="P2">(column 639-1)</text:p>
          </text:list-item>
        </text:list>
        <text:p text:style-name="Text_20_body_20_indent_20_Organon"/>
        <text:p text:style-name="Text_20_body_20_indent_20_Organon">If you like to share a translation you made, send it to me by Email and I will distribute it with the next release.</text:p>
        <text:p text:style-name="Text_20_body_20_indent_20_Organon">organon_err(at)web(dot)de</text:p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07:09.360000000</dc:date>
    <meta:editing-duration>P0D</meta:editing-duration>
    <meta:editing-cycles>1</meta:editing-cycles>
    <meta:document-statistic meta:table-count="0" meta:image-count="0" meta:object-count="0" meta:page-count="1" meta:paragraph-count="19" meta:word-count="170" meta:character-count="997" meta:non-whitespace-character-count="857"/>
    <meta:generator>LibreOffice/5.1.1.3$Windows_X86_64 LibreOffice_project/89f508ef3ecebd2cfb8e1def0f0ba9a803b88a6d</meta:generator>
  </office:meta>
</office:document-meta>
</file>